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paragraph-rsid="000bd184"/>
    </style:style>
    <style:style style:name="T1" style:family="text">
      <style:text-properties officeooo:rsid="0009d31e"/>
    </style:style>
    <style:style style:name="T2" style:family="text">
      <style:text-properties officeooo:rsid="000ab276"/>
    </style:style>
    <style:style style:name="T3" style:family="text">
      <style:text-properties officeooo:rsid="000bd184"/>
    </style:style>
    <style:style style:name="T4" style:family="text">
      <style:text-properties officeooo:rsid="000d8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Question 1</text:p>
      <text:p text:style-name="Text_20_body">La taille du circuit est 13 ( <text:span text:style-name="T1">qui est </text:span>nombre de portes logiques ). </text:p>
      <text:p text:style-name="Text_20_body">Le chemin le plus long est celui <text:s/><text:span text:style-name="T1">ou abc=111 : </text:span>passant par la porte <text:span text:style-name="T1">AND</text:span> <text:span text:style-name="T2">ensuite</text:span> OR et arrivant à la sortie s <text:span text:style-name="T2">qui est de longueur 4 (2 pour la sortie et 2 pour le cout)</text:span></text:p>
      <text:p text:style-name="Text_20_body">Question 2-</text:p>
      <text:p text:style-name="Text_20_body">Les expressions réduites utilisées sont : </text:p>
      <text:p text:style-name="Text_20_body">s=a XOR (b XOR cin) </text:p>
      <text:p text:style-name="Text_20_body">cout = cin (a XOR b) + a.b </text:p>
      <text:p text:style-name="Text_20_body">Test 1 : A=1100, B=11<text:span text:style-name="T2">1</text:span>0 <text:span text:style-name="T3">il y a</text:span> un dépassement </text:p>
      <text:p text:style-name="Text_20_body">Test 2 : A=0100, B=1100 <text:span text:style-name="T3">il y a</text:span> un dépassement </text:p>
      <text:p text:style-name="Text_20_body">Test 2 : A=0100, B=0100 Aucun dépassement </text:p>
      <text:p text:style-name="Text_20_body">Question 5- </text:p>
      <text:p text:style-name="P2">Le chemin le plus long de ce circuit est <text:span text:style-name="T3">4 ( en nombre d’addition 1Bits)</text:span>. La longueur de ce chemin pour un additionneur n bits est de <text:span text:style-name="T3">n <text:s/>( en nombre d’addition 1Bits),</text:span></text:p>
      <text:p text:style-name="Text_20_body">Exercice 2 </text:p>
      <text:p text:style-name="Text_20_body">Question 1</text:p>
      <text:p text:style-name="Text_20_body">a) 0100 0110 - 0000 0100=0100 0010 </text:p>
      <text:p text:style-name="Text_20_body">b) 0100 0110 - 0010 1100=0001 1010 </text:p>
      <text:p text:style-name="Text_20_body">c) 0100 0110 - 0110 1100=1101 1000 <text:s text:c="3"/>a un dépassement de capacité. </text:p>
      <text:p text:style-name="Text_20_body">Interprétation sur entier naturel des opérandes a et b et résultats de l’opération : </text:p>
      <text:p text:style-name="P2">Quand a&lt;b, <text:s/><text:span text:style-name="T3">il y a</text:span> un dépassement </text:p>
      <text:p text:style-name="P2">Quand a&gt;b, <text:s/><text:span text:style-name="T3">il n’y a</text:span> <text:s/><text:span text:style-name="T3">pas </text:span>un dépassement</text:p>
      <text:p text:style-name="Text_20_body">L’intervalle des valeurs manipulables par ce soustracteur sur entier naturel est : a&gt;b et 𝑎∈[0,<text:span text:style-name="T4">(</text:span>2<text:span text:style-name="T4">^</text:span>8<text:span text:style-name="T4">)</text:span>−1] </text:p>
      <text:p text:style-name="Text_20_body">L’indicateur de dépassement soustractif sur entier naturel est la retenue sortante <text:span text:style-name="T4">n-1,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/>
      <text:p text:style-name="Text_20_body">Table de vérité des signaux d et bout</text:p>
      <text:p text:style-name="Text_20_body">a b bin d bout </text:p>
      <text:p text:style-name="Text_20_body">0 0 0 0 0 </text:p>
      <text:p text:style-name="Text_20_body">0 0 1 1 1 </text:p>
      <text:p text:style-name="Text_20_body">0 1 0 1 1 </text:p>
      <text:p text:style-name="Text_20_body">0 1 1 0 1 </text:p>
      <text:p text:style-name="Text_20_body">1 0 0 1 0 </text:p>
      <text:p text:style-name="Text_20_body">1 0 1 0 0 </text:p>
      <text:p text:style-name="Text_20_body">1 1 0 0 0 </text:p>
      <text:p text:style-name="Text_20_body">1 1 1 1 1 </text:p>
      <text:p text:style-name="Text_20_body">Expressions booléennes réduites : </text:p>
      <text:p text:style-name="Text_20_body">d=a XOR (b XOR bin) </text:p>
      <text:p text:style-name="Text_20_body">bout= (NOT a).(b XOR bin)+b.bi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51:37.891836918</meta:creation-date>
    <dc:date>2018-10-04T13:24:23.406302662</dc:date>
    <meta:editing-duration>PT1M46S</meta:editing-duration>
    <meta:editing-cycles>1</meta:editing-cycles>
    <meta:document-statistic meta:table-count="0" meta:image-count="0" meta:object-count="0" meta:page-count="2" meta:paragraph-count="35" meta:word-count="289" meta:character-count="1384" meta:non-whitespace-character-count="1095"/>
    <meta:generator>LibreOffice/5.2.7.2$Linux_X86_64 LibreOffice_project/20m0$Build-2</meta:generator>
  </office:meta>
</office:document-meta>
</file>